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12000002EE841D82B1F57476B2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askerville Old Face" svg:font-family="'Baskerville Old Fac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margin-top="0in" fo:margin-bottom="0in" loext:contextual-spacing="false" fo:text-align="justify" style:justify-single-word="false"/>
      <style:text-properties fo:color="#808080" style:font-name="Baskerville Old Face" fo:font-size="12pt" style:font-size-asian="12pt"/>
    </style:style>
    <style:style style:name="P2" style:family="paragraph" style:parent-style-name="Normal">
      <style:paragraph-properties fo:margin-top="0in" fo:margin-bottom="0in" loext:contextual-spacing="false" fo:text-align="justify" style:justify-single-word="false"/>
      <style:text-properties fo:color="#808080" style:font-name="Baskerville Old Face" fo:font-size="12pt" officeooo:rsid="000a5f6d" officeooo:paragraph-rsid="000a5f6d" style:font-size-asian="12pt"/>
    </style:style>
    <style:style style:name="P3" style:family="paragraph" style:parent-style-name="Normal">
      <style:paragraph-properties fo:margin-top="0in" fo:margin-bottom="0in" loext:contextual-spacing="false" fo:line-height="100%" fo:text-align="justify" style:justify-single-word="false"/>
      <style:text-properties fo:color="#808080" style:font-name="Baskerville Old Face" fo:font-size="12pt" style:font-size-asian="12pt"/>
    </style:style>
    <style:style style:name="P4" style:family="paragraph" style:parent-style-name="Normal">
      <style:paragraph-properties fo:margin-top="0in" fo:margin-bottom="0in" loext:contextual-spacing="false" fo:text-align="justify" style:justify-single-word="false"/>
    </style:style>
    <style:style style:name="P5" style:family="paragraph" style:parent-style-name="Normal">
      <style:text-properties fo:color="#808080" style:font-name="Baskerville Old Face" fo:font-size="12pt" style:font-size-asian="12pt" style:language-asian="es" style:country-asian="ES"/>
    </style:style>
    <style:style style:name="P6" style:family="paragraph" style:parent-style-name="Normal" style:master-page-name="MP0">
      <style:paragraph-properties style:page-number="auto" fo:break-before="page"/>
      <style:text-properties fo:color="#808080" style:font-name="Baskerville Old Face" fo:font-size="12pt" style:font-size-asian="12pt" style:language-asian="es" style:country-asian="ES"/>
    </style:style>
    <style:style style:name="T1" style:family="text">
      <style:text-properties style:language-asian="es" style:country-asian="ES"/>
    </style:style>
    <style:style style:name="T2" style:family="text">
      <style:text-properties fo:color="#808080" style:font-name="Baskerville Old Face" fo:font-size="12pt" style:font-size-asian="12pt"/>
    </style:style>
    <style:style style:name="T3" style:family="text">
      <style:text-properties officeooo:rsid="000c0116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draw:opacity="50%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1. </text:p>
      <text:p text:style-name="P5"/>
      <text:p text:style-name="P3">2. </text:p>
      <text:p text:style-name="P3">3. </text:p>
      <text:p text:style-name="P3">4. </text:p>
      <text:p text:style-name="P3"/>
      <text:p text:style-name="P1">5. <text:span text:style-name="T3">Esta mañana he ido al centro de recepción de cartas para ver cómo los pajes lo preparan.</text:span> </text:p>
      <text:p text:style-name="P1">6. </text:p>
      <text:p text:style-name="P1">7. </text:p>
      <text:p text:style-name="P2"/>
      <text:p text:style-name="P1">8. </text:p>
      <text:p text:style-name="P1">9. </text:p>
      <text:p text:style-name="P1">10. </text:p>
      <text:p text:style-name="P1">11. </text:p>
      <text:p text:style-name="P1"/>
      <text:p text:style-name="P1">12. </text:p>
      <text:p text:style-name="P1">13. </text:p>
      <text:p text:style-name="P1">14. </text:p>
      <text:p text:style-name="P1"/>
      <text:p text:style-name="P1">15. </text:p>
      <text:p text:style-name="P1">16. </text:p>
      <text:p text:style-name="P1">17.</text:p>
      <text:p text:style-name="P1"/>
      <text:p text:style-name="P1">18. </text:p>
      <text:p text:style-name="P1">19. </text:p>
      <text:p text:style-name="P1">20. </text:p>
      <text:p text:style-name="P1"/>
      <text:p text:style-name="P4"><text:soft-page-break/><text:span text:style-name="Fuente_20_de_20_párrafo_20_predeter."><text:span text:style-name="T2">21.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askerville Old Face" svg:font-family="'Baskerville Old Fac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6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6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Normal" style:class="text">
      <style:paragraph-properties fo:margin-top="0in" fo:margin-bottom="0in" loext:contextual-spacing="false" fo:line-height="100%"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Footer" style:family="paragraph" style:parent-style-name="Normal" style:class="extra">
      <style:paragraph-properties fo:margin-top="0in" fo:margin-bottom="0in" loext:contextual-spacing="false" fo:line-height="100%"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/>
    </style:style>
    <style:style style:name="Párrafo_20_de_20_lista" style:display-name="Párrafo de lista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T1" style:family="text">
      <style:text-properties style:language-asian="es" style:country-asian="ES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draw:opacity="50%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1.1811in" fo:margin-right="1.1811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2.2654in" fo:margin-left="0in" fo:margin-right="0in" fo:margin-bottom="0in" style:dynamic-spacing="true"/>
      </style:header-style>
      <style:footer-style>
        <style:header-footer-properties fo:min-height="2.461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ing"><draw:frame draw:style-name="Mfr1" draw:name="Imagen 20" text:anchor-type="paragraph" svg:x="-0.8898in" svg:y="-0.2244in" svg:width="7.6563in" style:rel-width="scale" svg:height="10.8339in" style:rel-height="scale" draw:z-index="1"><draw:image xlink:href="Pictures/1000000000000212000002EE841D82B1F57476B2.jpg" xlink:type="simple" xlink:show="embed" xlink:actuate="onLoad"/></draw:frame><text:span text:style-name="Fuente_20_de_20_párrafo_20_predeter."><text:span text:style-name="MT1"/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David</meta:initial-creator>
    <meta:creation-date>2017-11-19T10:05:00Z</meta:creation-date>
    <dc:date>2017-11-20T09:11:30.486294865</dc:date>
    <meta:editing-cycles>8</meta:editing-cycles>
    <meta:editing-duration>PT7H59M38S</meta:editing-duration>
    <meta:document-statistic meta:table-count="0" meta:image-count="1" meta:object-count="0" meta:page-count="2" meta:paragraph-count="21" meta:word-count="38" meta:character-count="163" meta:non-whitespace-character-count="126"/>
    <meta:template xlink:type="simple" xlink:actuate="onRequest" xlink:title="" xlink:href="Normal.dotm"/>
  </office:meta>
</office:document-meta>
</file>